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osa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56.6/1000" office:value-type="float" office:value="0.0566" calcext:value-type="float">
            <text:p>0.0566</text:p>
          </table:table-cell>
          <table:table-cell office:value-type="string" calcext:value-type="string">
            <text:p>kg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umer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oment</text:p>
          </table:table-cell>
          <table:table-cell table:formula="of:=[.C3]*([.C4]^2+1/12*[.C5]^2)" office:value-type="float" office:value="0.0002737176" calcext:value-type="float">
            <text:p>0.0002737176</text:p>
          </table:table-cell>
          <table:table-cell office:value-type="string" calcext:value-type="string">
            <text:p>kg m2</text:p>
          </table:table-cell>
          <table:table-cell/>
          <table:table-cell office:value-type="string" calcext:value-type="string">
            <text:p>dir moment</text:p>
          </table:table-cell>
          <table:table-cell table:formula="of:=(2*PI()/[.F7])^2*[.G4]" office:value-type="float" office:value="0.000664363885033919" calcext:value-type="float">
            <text:p>0.0006643639</text:p>
          </table:table-cell>
          <table:table-cell office:value-type="string" calcext:value-type="string">
            <text:p>Nm/r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ka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chyba</text:p>
          </table:table-cell>
          <table:table-cell table:formula="of:=[.K4]*0.03" office:value-type="float" office:value="0.0000199309165510176" calcext:value-type="float">
            <text:p>1.99309165510176E-005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mit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eden kmit</text:p>
          </table:table-cell>
          <table:table-cell table:formula="of:=[.C8]/[.C7]" office:value-type="float" office:value="4.033" calcext:value-type="float">
            <text:p>4.033</text:p>
          </table:table-cell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float" office:value="80.66" calcext:value-type="float">
            <text:p>80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float" office:value="80.59" calcext:value-type="float">
            <text:p>80.59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1" office:value-type="float" office:value="0.000000375" calcext:value-type="float">
            <text:p>3.75E-007</text:p>
          </table:table-cell>
          <table:table-cell/>
          <table:table-cell office:value-type="string" calcext:value-type="string">
            <text:p>Mu_0</text:p>
          </table:table-cell>
          <table:table-cell table:formula="of:=4*PI()*10^-7" office:value-type="float" office:value="0.00000125663706143592" calcext:value-type="float">
            <text:p>1.25663706143592E-00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hyba</text:p>
          </table:table-cell>
          <table:table-cell table:style-name="ce1" office:value-type="float" office:value="0.00000000144" calcext:value-type="float">
            <text:p>1.44E-009</text:p>
          </table:table-cell>
          <table:table-cell table:style-name="ce1" office:value-type="float" office:value="0.00000002" calcext:value-type="float">
            <text:p>2.00E-0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rcadlo 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m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</text:p>
          </table:table-cell>
          <table:table-cell table:formula="of:=[.K9]/[.N9]" office:value-type="float" office:value="0.298415518297304" calcext:value-type="float">
            <text:p>0.29841551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lky d</text:p>
          </table:table-cell>
          <table:table-cell office:value-type="float" office:value="40.5" calcext:value-type="float">
            <text:p>40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r</text:p>
          </table:table-cell>
          <table:table-cell table:formula="of:=[.C13]/2" office:value-type="float" office:value="20.25" calcext:value-type="float">
            <text:p>20.25</text:p>
          </table:table-cell>
          <table:table-cell table:number-columns-repeated="2"/>
          <table:table-cell office:value-type="string" calcext:value-type="string">
            <text:p>chyba</text:p>
          </table:table-cell>
          <table:table-cell table:formula="of:=[.K10]/[.N9]" office:value-type="float" office:value="0.00114591559026165" calcext:value-type="float">
            <text:p>0.0011459156</text:p>
          </table:table-cell>
          <table:table-cell table:formula="of:=[.L10]/[.N9]" office:value-type="float" office:value="0.0159154943091895" calcext:value-type="float">
            <text:p>0.01591549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y d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r</text:p>
          </table:table-cell>
          <table:table-cell table:formula="of:=[.C14]/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10</text:p>
          </table:table-cell>
          <table:table-cell/>
          <table:table-cell office:value-type="string" calcext:value-type="string">
            <text:p>X_0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string" calcext:value-type="string">
            <text:p>rad</text:p>
          </table:table-cell>
          <table:table-cell table:number-columns-repeated="4"/>
          <table:table-cell office:value-type="string" calcext:value-type="string">
            <text:p>stupne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1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7.1" calcext:value-type="float">
            <text:p>-7.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TAN(([.C19]-[.$I$16])/[.$C$11])/2" office:value-type="float" office:value="0" calcext:value-type="float">
            <text:p>0</text:p>
          </table:table-cell>
          <table:table-cell table:formula="of:=ATAN(([.D19]-[.$I$16])/[.$C$11])/2" office:value-type="float" office:value="0" calcext:value-type="float">
            <text:p>0</text:p>
          </table:table-cell>
          <table:table-cell table:formula="of:=ATAN(([.E19]-[.$I$16])/[.$C$11])/2" office:value-type="float" office:value="0" calcext:value-type="float">
            <text:p>0</text:p>
          </table:table-cell>
          <table:table-cell table:formula="of:=ATAN(([.F19]-[.$I$16])/[.$C$11])/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9]/PI()*180" office:value-type="float" office:value="0" calcext:value-type="float">
            <text:p>0</text:p>
          </table:table-cell>
          <table:table-cell table:formula="of:=[.K19]/PI()*180" office:value-type="float" office:value="0" calcext:value-type="float">
            <text:p>0</text:p>
          </table:table-cell>
          <table:table-cell table:formula="of:=[.L19]/PI()*180" office:value-type="float" office:value="0" calcext:value-type="float">
            <text:p>0</text:p>
          </table:table-cell>
          <table:table-cell table:formula="of:=[.M19]/PI()*18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5.5" calcext:value-type="float">
            <text:p>-5.5</text:p>
          </table:table-cell>
          <table:table-cell office:value-type="float" office:value="-3.9" calcext:value-type="float">
            <text:p>-3.9</text:p>
          </table:table-cell>
          <table:table-cell office:value-type="float" office:value="-6.2" calcext:value-type="float">
            <text:p>-6.2</text:p>
          </table:table-cell>
          <table:table-cell office:value-type="float" office:value="-5.3" calcext:value-type="float">
            <text:p>-5.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ATAN(([.C20]-[.$I$16])/[.$C$11])/2" office:value-type="float" office:value="0.00701708313354615" calcext:value-type="float">
            <text:p>0.0070170831</text:p>
          </table:table-cell>
          <table:table-cell table:formula="of:=ATAN(([.D20]-[.$I$16])/[.$C$11])/2" office:value-type="float" office:value="0.0140314032165896" calcext:value-type="float">
            <text:p>0.0140314032</text:p>
          </table:table-cell>
          <table:table-cell table:formula="of:=ATAN(([.E20]-[.$I$16])/[.$C$11])/2" office:value-type="float" office:value="0.00394728641508009" calcext:value-type="float">
            <text:p>0.0039472864</text:p>
          </table:table-cell>
          <table:table-cell table:formula="of:=ATAN(([.F20]-[.$I$16])/[.$C$11])/2" office:value-type="float" office:value="0.00789408086791228" calcext:value-type="float">
            <text:p>0.007894080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20]/PI()*180" office:value-type="float" office:value="0.402049248044629" calcext:value-type="float">
            <text:p>0.402049248</text:p>
          </table:table-cell>
          <table:table-cell table:formula="of:=[.K20]/PI()*180" office:value-type="float" office:value="0.803940184956872" calcext:value-type="float">
            <text:p>0.803940185</text:p>
          </table:table-cell>
          <table:table-cell table:formula="of:=[.L20]/PI()*180" office:value-type="float" office:value="0.226162852113414" calcext:value-type="float">
            <text:p>0.2261628521</text:p>
          </table:table-cell>
          <table:table-cell table:formula="of:=[.M20]/PI()*180" office:value-type="float" office:value="0.452297516866344" calcext:value-type="float">
            <text:p>0.45229751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0.6" calcext:value-type="float">
            <text:p>-0.6</text:p>
          </table:table-cell>
          <table:table-cell office:value-type="float" office:value="-5.4" calcext:value-type="float">
            <text:p>-5.4</text:p>
          </table:table-cell>
          <table:table-cell office:value-type="float" office:value="-3.7" calcext:value-type="float">
            <text:p>-3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TAN(([.C21]-[.$I$16])/[.$C$11])/2" office:value-type="float" office:value="0.0140314032165896" calcext:value-type="float">
            <text:p>0.0140314032</text:p>
          </table:table-cell>
          <table:table-cell table:formula="of:=ATAN(([.D21]-[.$I$16])/[.$C$11])/2" office:value-type="float" office:value="0.0284779380433272" calcext:value-type="float">
            <text:p>0.028477938</text:p>
          </table:table-cell>
          <table:table-cell table:formula="of:=ATAN(([.E21]-[.$I$16])/[.$C$11])/2" office:value-type="float" office:value="0.00745558773543189" calcext:value-type="float">
            <text:p>0.0074555877</text:p>
          </table:table-cell>
          <table:table-cell table:formula="of:=ATAN(([.F21]-[.$I$16])/[.$C$11])/2" office:value-type="float" office:value="0.0149078615466175" calcext:value-type="float">
            <text:p>0.01490786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1]/PI()*180" office:value-type="float" office:value="0.803940184956872" calcext:value-type="float">
            <text:p>0.803940185</text:p>
          </table:table-cell>
          <table:table-cell table:formula="of:=[.K21]/PI()*180" office:value-type="float" office:value="1.63166565911769" calcext:value-type="float">
            <text:p>1.6316656591</text:p>
          </table:table-cell>
          <table:table-cell table:formula="of:=[.L21]/PI()*180" office:value-type="float" office:value="0.427173711029746" calcext:value-type="float">
            <text:p>0.427173711</text:p>
          </table:table-cell>
          <table:table-cell table:formula="of:=[.M21]/PI()*180" office:value-type="float" office:value="0.854157548186556" calcext:value-type="float">
            <text:p>0.8541575482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/>
          <table:table-cell table:formula="of:=ATAN(([.D22]-[.$I$16])/[.$C$11])/2" office:value-type="float" office:value="0.0424416319753809" calcext:value-type="float">
            <text:p>0.04244163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[.J22]/PI()*180" office:value-type="float" office:value="0" calcext:value-type="float">
            <text:p>0</text:p>
          </table:table-cell>
          <table:table-cell table:formula="of:=[.K22]/PI()*180" office:value-type="float" office:value="2.43172638783681" calcext:value-type="float">
            <text:p>2.4317263878</text:p>
          </table:table-cell>
          <table:table-cell table:formula="of:=[.L22]/PI()*180" office:value-type="float" office:value="0" calcext:value-type="float">
            <text:p>0</text:p>
          </table:table-cell>
          <table:table-cell table:formula="of:=[.M22]/PI()*18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.8" calcext:value-type="float">
            <text:p>5.8</text:p>
          </table:table-cell>
          <table:table-cell office:value-type="float" office:value="-3.8" calcext:value-type="float">
            <text:p>-3.8</text:p>
          </table:table-cell>
          <table:table-cell office:value-type="float" office:value="-0.4" calcext:value-type="float">
            <text:p>-0.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ATAN(([.C23]-[.$I$16])/[.$C$11])/2" office:value-type="float" office:value="0.0284779380433272" calcext:value-type="float">
            <text:p>0.028477938</text:p>
          </table:table-cell>
          <table:table-cell table:formula="of:=ATAN(([.D23]-[.$I$16])/[.$C$11])/2" office:value-type="float" office:value="0.0563392935881293" calcext:value-type="float">
            <text:p>0.0563392936</text:p>
          </table:table-cell>
          <table:table-cell table:formula="of:=ATAN(([.E23]-[.$I$16])/[.$C$11])/2" office:value-type="float" office:value="0.0144696434999839" calcext:value-type="float">
            <text:p>0.0144696435</text:p>
          </table:table-cell>
          <table:table-cell table:formula="of:=ATAN(([.F23]-[.$I$16])/[.$C$11])/2" office:value-type="float" office:value="0.0293522004513174" calcext:value-type="float">
            <text:p>0.029352200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23]/PI()*180" office:value-type="float" office:value="1.63166565911769" calcext:value-type="float">
            <text:p>1.6316656591</text:p>
          </table:table-cell>
          <table:table-cell table:formula="of:=[.K23]/PI()*180" office:value-type="float" office:value="3.22800374334827" calcext:value-type="float">
            <text:p>3.2280037433</text:p>
          </table:table-cell>
          <table:table-cell table:formula="of:=[.L23]/PI()*180" office:value-type="float" office:value="0.829049503607984" calcext:value-type="float">
            <text:p>0.8290495036</text:p>
          </table:table-cell>
          <table:table-cell table:formula="of:=[.M23]/PI()*180" office:value-type="float" office:value="1.68175720528248" calcext:value-type="float">
            <text:p>1.681757205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/>
          <table:table-cell table:formula="of:=ATAN(([.D24]-[.$I$16])/[.$C$11])/2" office:value-type="float" office:value="0.0705800675309017" calcext:value-type="float">
            <text:p>0.070580067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formula="of:=[.J24]/PI()*180" office:value-type="float" office:value="0" calcext:value-type="float">
            <text:p>0</text:p>
          </table:table-cell>
          <table:table-cell table:formula="of:=[.K24]/PI()*180" office:value-type="float" office:value="4.04393998726901" calcext:value-type="float">
            <text:p>4.0439399873</text:p>
          </table:table-cell>
          <table:table-cell table:formula="of:=[.L24]/PI()*180" office:value-type="float" office:value="0" calcext:value-type="float">
            <text:p>0</text:p>
          </table:table-cell>
          <table:table-cell table:formula="of:=[.M24]/PI()*18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-2.1" calcext:value-type="float">
            <text:p>-2.1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ATAN(([.C25]-[.$I$16])/[.$C$11])/2" office:value-type="float" office:value="0.0424416319753809" calcext:value-type="float">
            <text:p>0.042441632</text:p>
          </table:table-cell>
          <table:table-cell table:formula="of:=ATAN(([.D25]-[.$I$16])/[.$C$11])/2" office:value-type="float" office:value="0.084280331518428" calcext:value-type="float">
            <text:p>0.0842803315</text:p>
          </table:table-cell>
          <table:table-cell table:formula="of:=ATAN(([.E25]-[.$I$16])/[.$C$11])/2" office:value-type="float" office:value="0.0219157788628188" calcext:value-type="float">
            <text:p>0.0219157789</text:p>
          </table:table-cell>
          <table:table-cell table:formula="of:=ATAN(([.F25]-[.$I$16])/[.$C$11])/2" office:value-type="float" office:value="0.0433123898696925" calcext:value-type="float">
            <text:p>0.043312389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5]/PI()*180" office:value-type="float" office:value="2.43172638783681" calcext:value-type="float">
            <text:p>2.4317263878</text:p>
          </table:table-cell>
          <table:table-cell table:formula="of:=[.K25]/PI()*180" office:value-type="float" office:value="4.82890729196934" calcext:value-type="float">
            <text:p>4.828907292</text:p>
          </table:table-cell>
          <table:table-cell table:formula="of:=[.L25]/PI()*180" office:value-type="float" office:value="1.25568163358154" calcext:value-type="float">
            <text:p>1.2556816336</text:p>
          </table:table-cell>
          <table:table-cell table:formula="of:=[.M25]/PI()*180" office:value-type="float" office:value="2.48161714015856" calcext:value-type="float">
            <text:p>2.481617140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15.5" calcext:value-type="float">
            <text:p>15.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/>
          <table:table-cell table:formula="of:=ATAN(([.D26]-[.$I$16])/[.$C$11])/2" office:value-type="float" office:value="0.0978540412725555" calcext:value-type="float">
            <text:p>0.097854041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formula="of:=[.J26]/PI()*180" office:value-type="float" office:value="0" calcext:value-type="float">
            <text:p>0</text:p>
          </table:table-cell>
          <table:table-cell table:formula="of:=[.K26]/PI()*180" office:value-type="float" office:value="5.6066235732164" calcext:value-type="float">
            <text:p>5.6066235732</text:p>
          </table:table-cell>
          <table:table-cell table:formula="of:=[.L26]/PI()*180" office:value-type="float" office:value="0" calcext:value-type="float">
            <text:p>0</text:p>
          </table:table-cell>
          <table:table-cell table:formula="of:=[.M26]/PI()*18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18.7" calcext:value-type="float">
            <text:p>18.7</text:p>
          </table:table-cell>
          <table:table-cell office:value-type="float" office:value="-0.4" calcext:value-type="float">
            <text:p>-0.4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TAN(([.C27]-[.$I$16])/[.$C$11])/2" office:value-type="float" office:value="0.0563392935881293" calcext:value-type="float">
            <text:p>0.0563392936</text:p>
          </table:table-cell>
          <table:table-cell table:formula="of:=ATAN(([.D27]-[.$I$16])/[.$C$11])/2" office:value-type="float" office:value="0.11128323812486" calcext:value-type="float">
            <text:p>0.1112832381</text:p>
          </table:table-cell>
          <table:table-cell table:formula="of:=ATAN(([.E27]-[.$I$16])/[.$C$11])/2" office:value-type="float" office:value="0.0293522004513174" calcext:value-type="float">
            <text:p>0.0293522005</text:p>
          </table:table-cell>
          <table:table-cell table:formula="of:=ATAN(([.F27]-[.$I$16])/[.$C$11])/2" office:value-type="float" office:value="0.057638062985476" calcext:value-type="float">
            <text:p>0.05763806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7]/PI()*180" office:value-type="float" office:value="3.22800374334827" calcext:value-type="float">
            <text:p>3.2280037433</text:p>
          </table:table-cell>
          <table:table-cell table:formula="of:=[.K27]/PI()*180" office:value-type="float" office:value="6.37605987510381" calcext:value-type="float">
            <text:p>6.3760598751</text:p>
          </table:table-cell>
          <table:table-cell table:formula="of:=[.L27]/PI()*180" office:value-type="float" office:value="1.68175720528248" calcext:value-type="float">
            <text:p>1.6817572053</text:p>
          </table:table-cell>
          <table:table-cell table:formula="of:=[.M27]/PI()*180" office:value-type="float" office:value="3.30241774837699" calcext:value-type="float">
            <text:p>3.302417748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alfa=p*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00701708313354615" calcext:value-type="float">
            <text:p>0.00701708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32]*[.I32]/2/[.L32]*100/[.$K$4]" office:value-type="float" office:value="18814.9902208513" calcext:value-type="float">
            <text:p>18814.990220851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140314032165896" calcext:value-type="float">
            <text:p>0.01403140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33]*[.I33]/2/[.L33]*100/[.$K$4]" office:value-type="float" office:value="37629.9804417027" calcext:value-type="float">
            <text:p>37629.9804417027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34]*[.I34]/2/[.L34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284779380433272" calcext:value-type="float">
            <text:p>0.0284779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35]*[.I35]/2/[.L35]*100/[.$K$4]" office:value-type="float" office:value="75259.9608834054" calcext:value-type="float">
            <text:p>75259.960883405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36]*[.I36]/2/[.L36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424416319753809" calcext:value-type="float">
            <text:p>0.0424416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37]*[.I37]/2/[.L37]*100/[.$K$4]" office:value-type="float" office:value="112889.941325108" calcext:value-type="float">
            <text:p>112889.94132510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38]*[.I38]/2/[.L38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563392935881293" calcext:value-type="float">
            <text:p>0.05633929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39]*[.I39]/2/[.L39]*100/[.$K$4]" office:value-type="float" office:value="150519.921766811" calcext:value-type="float">
            <text:p>150519.921766811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40]*[.I40]/2/[.L40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0140314032165896" calcext:value-type="float">
            <text:p>0.01403140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1]*[.I41]/2/[.L41]*100/[.$K$4]" office:value-type="float" office:value="37629.9804417027" calcext:value-type="float">
            <text:p>37629.980441702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284779380433272" calcext:value-type="float">
            <text:p>0.02847793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2]*[.I42]/2/[.L42]*100/[.$K$4]" office:value-type="float" office:value="75259.9608834054" calcext:value-type="float">
            <text:p>75259.960883405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office:value-type="float" office:value="0.0424416319753809" calcext:value-type="float">
            <text:p>0.0424416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3]*[.I43]/2/[.L43]*100/[.$K$4]" office:value-type="float" office:value="112889.941325108" calcext:value-type="float">
            <text:p>112889.94132510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563392935881293" calcext:value-type="float">
            <text:p>0.056339293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4]*[.I44]/2/[.L44]*100/[.$K$4]" office:value-type="float" office:value="150519.921766811" calcext:value-type="float">
            <text:p>150519.92176681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.5" calcext:value-type="float">
            <text:p>2.5</text:p>
          </table:table-cell>
          <table:table-cell office:value-type="float" office:value="0.0705800675309017" calcext:value-type="float">
            <text:p>0.070580067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5]*[.I45]/2/[.L45]*100/[.$K$4]" office:value-type="float" office:value="188149.902208513" calcext:value-type="float">
            <text:p>188149.90220851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84280331518428" calcext:value-type="float">
            <text:p>0.084280331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6]*[.I46]/2/[.L46]*100/[.$K$4]" office:value-type="float" office:value="225779.882650216" calcext:value-type="float">
            <text:p>225779.88265021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.5" calcext:value-type="float">
            <text:p>3.5</text:p>
          </table:table-cell>
          <table:table-cell office:value-type="float" office:value="0.0978540412725555" calcext:value-type="float">
            <text:p>0.097854041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7]*[.I47]/2/[.L47]*100/[.$K$4]" office:value-type="float" office:value="263409.863091919" calcext:value-type="float">
            <text:p>263409.86309191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11128323812486" calcext:value-type="float">
            <text:p>0.111283238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K48]*[.I48]/2/[.L48]*100/[.$K$4]" office:value-type="float" office:value="301039.843533621" calcext:value-type="float">
            <text:p>301039.843533621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49]*[.I49]/2/[.L49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00394728641508009" calcext:value-type="float">
            <text:p>0.0039472864</text:p>
          </table:table-cell>
          <table:table-cell office:value-type="float" office:value="5" calcext:value-type="float">
            <text:p>5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50]*[.I50]/2/[.L50]*100/[.$K$4]" office:value-type="float" office:value="9291.35319548215" calcext:value-type="float">
            <text:p>9291.353195482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0745558773543189" calcext:value-type="float">
            <text:p>0.0074555877</text:p>
          </table:table-cell>
          <table:table-cell office:value-type="float" office:value="5" calcext:value-type="float">
            <text:p>5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51]*[.I51]/2/[.L51]*100/[.$K$4]" office:value-type="float" office:value="18582.7063909643" calcext:value-type="float">
            <text:p>18582.706390964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52]*[.I52]/2/[.L52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144696434999839" calcext:value-type="float">
            <text:p>0.0144696435</text:p>
          </table:table-cell>
          <table:table-cell office:value-type="float" office:value="5" calcext:value-type="float">
            <text:p>5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53]*[.I53]/2/[.L53]*100/[.$K$4]" office:value-type="float" office:value="37165.4127819286" calcext:value-type="float">
            <text:p>37165.412781928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54]*[.I54]/2/[.L54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219157788628188" calcext:value-type="float">
            <text:p>0.0219157789</text:p>
          </table:table-cell>
          <table:table-cell office:value-type="float" office:value="5" calcext:value-type="float">
            <text:p>5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55]*[.I55]/2/[.L55]*100/[.$K$4]" office:value-type="float" office:value="55748.1191728929" calcext:value-type="float">
            <text:p>55748.119172892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56]*[.I56]/2/[.L56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293522004513174" calcext:value-type="float">
            <text:p>0.0293522005</text:p>
          </table:table-cell>
          <table:table-cell office:value-type="float" office:value="5" calcext:value-type="float">
            <text:p>5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57]*[.I57]/2/[.L57]*100/[.$K$4]" office:value-type="float" office:value="74330.8255638572" calcext:value-type="float">
            <text:p>74330.8255638572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58]*[.I58]/2/[.L58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00789408086791228" calcext:value-type="float">
            <text:p>0.0078940809</text:p>
          </table:table-cell>
          <table:table-cell office:value-type="float" office:value="10" calcext:value-type="float">
            <text:p>10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59]*[.I59]/2/[.L59]*100/[.$K$4]" office:value-type="float" office:value="18582.7063909643" calcext:value-type="float">
            <text:p>18582.70639096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149078615466175" calcext:value-type="float">
            <text:p>0.0149078615</text:p>
          </table:table-cell>
          <table:table-cell office:value-type="float" office:value="10" calcext:value-type="float">
            <text:p>10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60]*[.I60]/2/[.L60]*100/[.$K$4]" office:value-type="float" office:value="37165.4127819286" calcext:value-type="float">
            <text:p>37165.412781928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61]*[.I61]/2/[.L61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293522004513174" calcext:value-type="float">
            <text:p>0.0293522005</text:p>
          </table:table-cell>
          <table:table-cell office:value-type="float" office:value="10" calcext:value-type="float">
            <text:p>10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62]*[.I62]/2/[.L62]*100/[.$K$4]" office:value-type="float" office:value="74330.8255638572" calcext:value-type="float">
            <text:p>74330.8255638572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63]*[.I63]/2/[.L63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433123898696925" calcext:value-type="float">
            <text:p>0.0433123899</text:p>
          </table:table-cell>
          <table:table-cell office:value-type="float" office:value="10" calcext:value-type="float">
            <text:p>10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64]*[.I64]/2/[.L64]*100/[.$K$4]" office:value-type="float" office:value="111496.238345786" calcext:value-type="float">
            <text:p>111496.23834578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K65]*[.I65]/2/[.L65]*100/[.$K$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57638062985476" calcext:value-type="float">
            <text:p>0.057638063</text:p>
          </table:table-cell>
          <table:table-cell office:value-type="float" office:value="10" calcext:value-type="float">
            <text:p>10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K66]*[.I66]/2/[.L66]*100/[.$K$4]" office:value-type="float" office:value="148661.651127714" calcext:value-type="float">
            <text:p>148661.6511277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5:45:04.16350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16T18:38:28.545073453</dc:date>
    <dc:creator>Vladislav Wohlrath</dc:creator>
    <meta:editing-duration>PT5H40M41S</meta:editing-duration>
    <meta:editing-cycles>11</meta:editing-cycles>
    <meta:document-statistic meta:table-count="1" meta:cell-count="328" meta:object-count="0"/>
  </office:meta>
</office:document-meta>
</file>